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hRider</text:p>
      <text:p text:style-name="Standard"/>
      <text:p text:style-name="Standard">http://en.wikipedia.org/wiki/Comparison_of_computer_algebra_system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Coleen</meta:initial-creator>
    <meta:creation-date>2008-03-08T17:32:08</meta:creation-date>
    <dc:creator>Coleen</dc:creator>
    <dc:date>2008-03-08T17:52:39</dc:date>
    <meta:editing-cycles>2</meta:editing-cycles>
    <meta:editing-duration>PT20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9" meta:character-count="76"/>
  </office:meta>
</office:document-meta>
</file>